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87C05127A4C29124.png" manifest:media-type="image/png"/>
  <manifest:file-entry manifest:full-path="Pictures/10000000000001A9000003525683F991649DB56F.jpg" manifest:media-type="image/jpeg"/>
  <manifest:file-entry manifest:full-path="Pictures/10000000000001A60000035566D8D6E58E902F2A.jpg" manifest:media-type="image/jpeg"/>
  <manifest:file-entry manifest:full-path="Pictures/10000000000001AA00000353017065ADADA6CA5B.jpg" manifest:media-type="image/jpeg"/>
  <manifest:file-entry manifest:full-path="Pictures/100000000000018800000308113E4946D8D0E249.jpg" manifest:media-type="image/jpeg"/>
  <manifest:file-entry manifest:full-path="Pictures/100000000000019F000003554EA167FBF589DCCC.jpg" manifest:media-type="image/jpeg"/>
  <manifest:file-entry manifest:full-path="Pictures/10000000000001A5000003537938ADF6C5B208A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69a2e" draw:fill="solid" draw:fill-color="#afd095" draw:textarea-horizontal-align="justify" draw:textarea-vertical-align="middle" draw:auto-grow-height="false" fo:min-height="1cm" fo:min-width="3.75cm"/>
      <style:paragraph-properties style:writing-mode="lr-tb"/>
    </style:style>
    <style:style style:name="gr3" style:family="graphic" style:parent-style-name="standard">
      <style:graphic-properties svg:stroke-width="0.1cm" svg:stroke-color="#069a2e" draw:marker-start="Puntas_20_de_20_flecha_20_1" draw:marker-start-width="0.4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color="#069a2e" draw:fill="solid" draw:fill-color="#afd095" draw:textarea-horizontal-align="justify" draw:textarea-vertical-align="middle" draw:auto-grow-height="false" fo:min-height="1cm" fo:min-width="4cm"/>
      <style:paragraph-properties style:writing-mode="lr-tb"/>
    </style:style>
    <style:style style:name="gr5" style:family="graphic" style:parent-style-name="standard">
      <style:graphic-properties svg:stroke-color="#069a2e" draw:fill="solid" draw:fill-color="#afd095" draw:auto-grow-height="false" fo:min-height="4.666cm" fo:min-width="8.516cm" fo:wrap-option="no-wrap"/>
    </style:style>
    <style:style style:name="gr6" style:family="graphic" style:parent-style-name="standard">
      <style:graphic-properties svg:stroke-color="#069a2e" draw:fill="solid" draw:fill-color="#afd095" draw:auto-grow-height="false" fo:min-height="4.428cm" fo:min-width="8.528cm" fo:wrap-option="no-wrap"/>
    </style:style>
    <style:style style:name="gr7" style:family="graphic" style:parent-style-name="standard">
      <style:graphic-properties svg:stroke-color="#069a2e" draw:fill="bitmap" draw:fill-color="#dde8cb" draw:fill-image-name="_32_0_20_Percent" draw:opacity="50%" draw:opacity-name="" draw:textarea-horizontal-align="justify" draw:textarea-vertical-align="middle" draw:auto-grow-height="false" fo:min-height="1.75cm" fo:min-width="9.3cm"/>
      <style:paragraph-properties style:writing-mode="lr-tb"/>
    </style:style>
    <style:style style:name="gr8" style:family="graphic" style:parent-style-name="standard">
      <style:graphic-properties svg:stroke-color="#069a2e" draw:fill="solid" draw:fill-color="#afd095" draw:auto-grow-height="false" fo:min-height="1.741cm" fo:min-width="9.441cm" fo:wrap-option="no-wrap"/>
    </style:style>
    <style:style style:name="gr9" style:family="graphic" style:parent-style-name="standard" style:list-style-name="L1">
      <style:graphic-properties svg:stroke-color="#069a2e" svg:stroke-opacity="100%" draw:fill-color="#afd095" draw:textarea-horizontal-align="justify" draw:textarea-vertical-align="middle" draw:auto-grow-height="false" fo:min-height="0.751cm" fo:min-width="5.756cm"/>
      <style:paragraph-properties style:writing-mode="lr-tb"/>
    </style:style>
    <style:style style:name="gr10" style:family="graphic" style:parent-style-name="standard">
      <style:graphic-properties svg:stroke-color="#069a2e" svg:stroke-linecap="round" draw:fill="solid" draw:fill-color="#eeeeee" draw:textarea-horizontal-align="justify" draw:textarea-vertical-align="middle" draw:auto-grow-height="false" fo:min-height="0.5cm" fo:min-width="3.75cm"/>
      <style:paragraph-properties style:writing-mode="lr-tb"/>
    </style:style>
    <style:style style:name="gr11" style:family="graphic" style:parent-style-name="standard">
      <style:graphic-properties svg:stroke-color="#069a2e" draw:fill="solid" draw:fill-color="#afd095" draw:auto-grow-height="false" fo:min-height="1.946cm" fo:min-width="9.646cm" fo:wrap-option="no-wrap"/>
    </style:style>
    <style:style style:name="gr12" style:family="graphic" style:parent-style-name="standard" style:list-style-name="L1">
      <style:graphic-properties svg:stroke-color="#069a2e" svg:stroke-opacity="100%" draw:fill-color="#afd095" draw:textarea-horizontal-align="justify" draw:textarea-vertical-align="middle" draw:auto-grow-height="false" fo:min-height="0.751cm" fo:min-width="5.756cm"/>
      <style:paragraph-properties style:writing-mode="lr-tb"/>
    </style:style>
    <style:style style:name="gr13" style:family="graphic" style:parent-style-name="standard">
      <style:graphic-properties svg:stroke-color="#069a2e" draw:fill="solid" draw:fill-color="#afd095" draw:auto-grow-height="false" fo:min-height="5.908cm" fo:min-width="8.458cm" fo:wrap-option="no-wrap"/>
    </style:style>
    <style:style style:name="gr14" style:family="graphic" style:parent-style-name="standard">
      <style:graphic-properties svg:stroke-color="#069a2e" draw:fill="solid" draw:fill-color="#afd095" draw:auto-grow-height="false" fo:min-height="2.73cm" fo:min-width="8.08cm" fo:wrap-option="no-wrap"/>
    </style:style>
    <style:style style:name="gr15" style:family="graphic" style:parent-style-name="standard">
      <style:graphic-properties svg:stroke-color="#069a2e" draw:fill="bitmap" draw:fill-color="#dde8cb" draw:fill-image-name="_32_0_20_Percent" draw:opacity="50%" draw:opacity-name="" draw:textarea-horizontal-align="justify" draw:textarea-vertical-align="middle" draw:auto-grow-height="false" fo:min-height="2.75cm" fo:min-width="8.05cm"/>
      <style:paragraph-properties style:writing-mode="lr-tb"/>
    </style:style>
    <style:style style:name="gr16" style:family="graphic" style:parent-style-name="standard">
      <style:graphic-properties svg:stroke-color="#069a2e" draw:fill="solid" draw:fill-color="#eeeeee" draw:textarea-horizontal-align="justify" draw:textarea-vertical-align="middle" draw:auto-grow-height="false" fo:min-height="0.5cm" fo:min-width="3.75cm"/>
      <style:paragraph-properties style:writing-mode="lr-tb"/>
    </style:style>
    <style:style style:name="gr17" style:family="graphic" style:parent-style-name="standard">
      <style:graphic-properties svg:stroke-color="#069a2e" draw:fill="solid" draw:fill-color="#afd095" draw:auto-grow-height="false" fo:min-height="4.631cm" fo:min-width="8.518cm" fo:wrap-option="no-wrap"/>
    </style:style>
    <style:style style:name="gr18" style:family="graphic" style:parent-style-name="standard" style:list-style-name="L1">
      <style:graphic-properties svg:stroke-color="#069a2e" svg:stroke-opacity="100%" draw:fill-color="#afd095" draw:textarea-horizontal-align="justify" draw:textarea-vertical-align="middle" draw:auto-grow-height="false" fo:min-height="0.751cm" fo:min-width="5.756cm"/>
      <style:paragraph-properties style:writing-mode="lr-tb"/>
    </style:style>
    <style:style style:name="gr19" style:family="graphic" style:parent-style-name="standard">
      <style:graphic-properties svg:stroke-color="#069a2e" draw:fill="solid" draw:fill-color="#afd095" draw:auto-grow-height="false" fo:min-height="0.934cm" fo:min-width="9.434cm" fo:wrap-option="no-wrap"/>
    </style:style>
    <style:style style:name="gr20" style:family="graphic" style:parent-style-name="standard">
      <style:graphic-properties svg:stroke-color="#069a2e" draw:fill="solid" draw:fill-color="#afd095" draw:auto-grow-height="false" fo:min-height="5.444cm" fo:min-width="3.694cm" fo:wrap-option="no-wrap"/>
    </style:style>
    <style:style style:name="gr21" style:family="graphic" style:parent-style-name="standard" style:list-style-name="L1">
      <style:graphic-properties svg:stroke-color="#069a2e" draw:fill="solid" draw:fill-color="#afd095" draw:textarea-horizontal-align="justify" draw:textarea-vertical-align="middle" draw:auto-grow-height="false" fo:min-height="1cm" fo:min-width="4cm"/>
      <style:paragraph-properties style:writing-mode="lr-tb"/>
    </style:style>
    <style:style style:name="gr22" style:family="graphic" style:parent-style-name="standard" style:list-style-name="L1">
      <style:graphic-properties svg:stroke-color="#069a2e" svg:stroke-opacity="100%" draw:fill-color="#afd095" draw:textarea-horizontal-align="justify" draw:textarea-vertical-align="middle" draw:auto-grow-height="false" fo:min-height="0.752cm" fo:min-width="5.756cm"/>
      <style:paragraph-properties style:writing-mode="lr-tb"/>
    </style:style>
    <style:style style:name="gr23" style:family="graphic" style:parent-style-name="standard">
      <style:graphic-properties svg:stroke-color="#069a2e" draw:fill="solid" draw:fill-color="#afd095" draw:auto-grow-height="false" fo:min-height="1.767cm" fo:min-width="9.467cm" fo:wrap-option="no-wrap"/>
    </style:style>
    <style:style style:name="gr24" style:family="graphic" style:parent-style-name="standard" style:list-style-name="L1">
      <style:graphic-properties svg:stroke-color="#069a2e" svg:stroke-opacity="100%" draw:fill-color="#afd095" draw:textarea-horizontal-align="justify" draw:textarea-vertical-align="middle" draw:auto-grow-height="false" fo:min-height="0.752cm" fo:min-width="5.756cm"/>
      <style:paragraph-properties style:writing-mode="lr-tb"/>
    </style:style>
    <style:style style:name="gr25" style:family="graphic" style:parent-style-name="standard">
      <style:graphic-properties svg:stroke-color="#069a2e" draw:fill="solid" draw:fill-color="#afd095" draw:auto-grow-height="false" fo:min-height="2.961cm" fo:min-width="8.598cm" fo:wrap-option="no-wrap"/>
    </style:style>
    <style:style style:name="gr26" style:family="graphic" style:parent-style-name="standard">
      <style:graphic-properties svg:stroke-color="#069a2e" draw:fill="solid" draw:fill-color="#afd095" draw:auto-grow-height="false" fo:min-height="2.844cm" fo:min-width="8.182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loext:graphic-properties draw:fill="solid" draw:fill-color="#afd095"/>
      <style:paragraph-properties fo:text-align="center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afd095"/>
    </style:style>
    <style:style style:name="P6" style:family="paragraph">
      <loext:graphic-properties draw:fill="bitmap" draw:fill-color="#dde8cb" draw:fill-image-name="_32_0_20_Percent" draw:opacity="50%"/>
      <style:paragraph-properties fo:text-align="center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8" style:family="paragraph">
      <loext:graphic-properties draw:fill-color="#afd095"/>
      <style:paragraph-properties fo:margin-left="0cm" fo:margin-right="0cm" fo:margin-top="0cm" fo:margin-bottom="0cm" fo:line-height="100%" fo:text-align="end" fo:text-indent="0cm" style:writing-mode="lr-tb"/>
    </style:style>
    <style:style style:name="P9" style:family="paragraph">
      <loext:graphic-properties draw:fill="solid" draw:fill-color="#eeeeee"/>
      <style:paragraph-properties fo:text-align="center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>
      <loext:graphic-properties draw:fill="solid"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bold" style:letter-kerning="true" style:font-name-asian="Microsoft YaHei" style:font-size-asian="18pt" style:font-style-asian="italic" style:font-weight-asian="bold" style:font-name-complex="Lucida Sans" style:font-size-complex="18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1.164cm" svg:height="22.568cm" svg:x="1.236cm" svg:y="3.5cm">
          <draw:image xlink:href="Pictures/10000000000001A60000035566D8D6E58E902F2A.jpg" xlink:type="simple" xlink:show="embed" xlink:actuate="onLoad" draw:mime-type="image/jpeg">
            <text:p/>
          </draw:image>
        </draw:frame>
        <draw:custom-shape draw:style-name="gr2" draw:text-style-name="P3" draw:layer="layout" svg:width="4.25cm" svg:height="1.25cm" svg:x="15.5cm" svg:y="7.35cm">
          <text:p text:style-name="P2"><text:span text:style-name="T1">Ion-Button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5cm" svg:y1="7cm" svg:x2="15.5cm" svg:y2="8cm">
          <text:p/>
        </draw:line>
        <draw:custom-shape draw:style-name="gr4" draw:text-style-name="P3" draw:layer="layout" svg:width="4.5cm" svg:height="1.25cm" svg:x="15.25cm" svg:y="14cm">
          <text:p text:style-name="P2"><text:span text:style-name="T1">Ion-Accordio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5cm" svg:height="1.25cm" svg:x="15.25cm" svg:y="16.5cm">
          <text:p text:style-name="P2"><text:span text:style-name="T1">Ion-Textare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5cm" svg:height="1.25cm" svg:x="15.25cm" svg:y="21.75cm">
          <text:p text:style-name="P2"><text:span text:style-name="T1">Ion-Lis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5cm" svg:height="1.25cm" svg:x="15.5cm" svg:y="10.75cm">
          <text:p text:style-name="P2"><text:span text:style-name="T1">swipperJ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25cm" svg:height="5.15cm" svg:x="2.25cm" svg:y="19.3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60.27955736750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text-style-name="P5" draw:layer="layout" svg:width="9.25cm" svg:height="4.9cm" svg:x="2.2cm" svg:y="14.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77.0455009181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4" draw:layer="layout" svg:x1="11.421cm" svg:y1="21.273cm" svg:x2="15.275cm" svg:y2="22.219cm">
          <text:p/>
        </draw:line>
        <draw:line draw:style-name="gr3" draw:text-style-name="P4" draw:layer="layout" svg:x1="11.25cm" svg:y1="16.25cm" svg:x2="15.25cm" svg:y2="17.25cm">
          <text:p/>
        </draw:line>
        <draw:line draw:style-name="gr3" draw:text-style-name="P4" draw:layer="layout" svg:x1="10.5cm" svg:y1="13.5cm" svg:x2="15.25cm" svg:y2="14.5cm">
          <text:p/>
        </draw:line>
        <draw:line draw:style-name="gr3" draw:text-style-name="P4" draw:layer="layout" svg:x1="10cm" svg:y1="12.25cm" svg:x2="15.5cm" svg:y2="11.5cm">
          <text:p/>
        </draw:line>
        <draw:custom-shape draw:style-name="gr7" draw:text-style-name="P6" draw:layer="layout" svg:width="9.8cm" svg:height="2cm" svg:x="1.9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5cm" svg:height="1.25cm" svg:x="15.5cm" svg:y="4.25cm">
          <text:p text:style-name="P2"><text:span text:style-name="T1">Ion-Nav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cm" svg:y1="4.75cm" svg:x2="15.5cm" svg:y2="4.75cm">
          <text:p/>
        </draw:line>
        <draw:custom-shape draw:style-name="gr8" draw:text-style-name="P5" draw:layer="layout" svg:width="10.25cm" svg:height="2.3cm" svg:x="1.75cm" svg:y="3.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1717.86179921773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4" draw:layer="layout" svg:x1="11.421cm" svg:y1="21.273cm" svg:x2="15.275cm" svg:y2="22.219cm">
          <text:p/>
        </draw:line>
        <draw:custom-shape draw:style-name="gr9" draw:text-style-name="P8" draw:layer="layout" svg:width="6.255cm" svg:height="1.002cm" draw:transform="rotate (0.152716309549504) translate (10.75cm 25.012cm)">
          <text:p text:style-name="P7"><text:span text:style-name="T1">Ion-Infinitescroll</text:span></text:p>
          <draw:enhanced-geometry svg:viewBox="0 0 21600 21600" draw:mirror-horizontal="true" draw:text-areas="0 0 21600 21600" draw:type="pentagon-right" draw:modifiers="18361.381074168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4.25cm" svg:height="1.25cm" svg:x="7.25cm" svg:y="1.5cm">
          <text:p text:style-name="P2"><text:span text:style-name="T1">Ion-Title</text:span><text:span text:style-name="T1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6cm" svg:y1="4.5cm" svg:x2="8.5cm" svg:y2="2.75cm">
          <text:p/>
        </draw:line>
        <draw:custom-shape draw:style-name="gr10" draw:text-style-name="P9" draw:layer="layout" svg:width="4.25cm" svg:height="0.75cm" svg:x="2cm" svg:y="5.1cm">
          <text:p text:style-name="P2"><text:span text:style-name="T1">Compon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1.25cm" svg:y1="5cm" svg:x2="15.5cm" svg:y2="8cm">
          <text:p/>
        </draw:line>
      </draw:page>
      <draw:page draw:name="page2" draw:style-name="dp1" draw:master-page-name="Predeterminado">
        <draw:frame draw:style-name="gr1" draw:text-style-name="P1" draw:layer="layout" svg:width="11.244cm" svg:height="22.489cm" svg:x="1.456cm" svg:y="3.5cm">
          <draw:image xlink:href="Pictures/10000000000001A9000003525683F991649DB56F.jpg" xlink:type="simple" xlink:show="embed" xlink:actuate="onLoad" draw:mime-type="image/jpeg">
            <text:p/>
          </draw:image>
        </draw:frame>
        <draw:custom-shape draw:style-name="gr2" draw:text-style-name="P3" draw:layer="layout" svg:width="4.25cm" svg:height="1.25cm" svg:x="15.5cm" svg:y="4.251cm">
          <text:p text:style-name="P2"><text:span text:style-name="T1">Ion-Nav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cm" svg:y1="4.751cm" svg:x2="15.5cm" svg:y2="4.751cm">
          <text:p/>
        </draw:line>
        <draw:custom-shape draw:style-name="gr11" draw:text-style-name="P5" draw:layer="layout" svg:width="10.25cm" svg:height="2.3cm" svg:x="1.75cm" svg:y="3.8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708.4745762711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3" draw:layer="layout" svg:width="4.25cm" svg:height="1.25cm" svg:x="15.501cm" svg:y="7.351cm">
          <text:p text:style-name="P2"><text:span text:style-name="T1">Ion-Butto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9.8cm" svg:height="2cm" svg:x="1.9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1.251cm" svg:y1="5.001cm" svg:x2="15.501cm" svg:y2="8.001cm">
          <text:p/>
        </draw:line>
        <draw:custom-shape draw:style-name="gr12" draw:text-style-name="P8" draw:layer="layout" svg:width="6.255cm" svg:height="1.002cm" draw:transform="rotate (0.152716309549504) translate (10.788cm 25.084cm)">
          <text:p text:style-name="P7"><text:span text:style-name="T1">Ion-Infinitescroll</text:span></text:p>
          <draw:enhanced-geometry svg:viewBox="0 0 21600 21600" draw:mirror-horizontal="true" draw:text-areas="0 0 21600 21600" draw:type="pentagon-right" draw:modifiers="18361.381074168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3" draw:text-style-name="P5" draw:layer="layout" svg:width="9.25cm" svg:height="6.45cm" svg:x="2.25cm" svg:y="6.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90.819850936193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4" draw:layer="layout" svg:x1="10cm" svg:y1="11.75cm" svg:x2="15.526cm" svg:y2="7.96cm">
          <text:p/>
        </draw:line>
        <draw:custom-shape draw:style-name="gr2" draw:text-style-name="P3" draw:layer="layout" svg:width="4.25cm" svg:height="1.25cm" svg:x="15.5cm" svg:y="12.25cm">
          <text:p text:style-name="P2"><text:span text:style-name="T1">Ion-C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1.5cm" svg:y1="11.25cm" svg:x2="15.5cm" svg:y2="13cm">
          <text:p/>
        </draw:line>
        <draw:line draw:style-name="gr3" draw:text-style-name="P4" draw:layer="layout" svg:x1="10.501cm" svg:y1="7.001cm" svg:x2="15.501cm" svg:y2="8.001cm">
          <text:p/>
        </draw:line>
        <draw:custom-shape draw:style-name="gr14" draw:text-style-name="P5" draw:layer="layout" svg:width="9cm" svg:height="3.4cm" svg:x="2.5cm" svg:y="14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338.8174807197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4" draw:layer="layout" svg:x1="11.5cm" svg:y1="15.75cm" svg:x2="15.5cm" svg:y2="13cm">
          <text:p/>
        </draw:line>
        <draw:custom-shape draw:style-name="gr4" draw:text-style-name="P3" draw:layer="layout" svg:width="4.5cm" svg:height="1.25cm" svg:x="15.25cm" svg:y="15.75cm">
          <text:p text:style-name="P2"><text:span text:style-name="T1">Ion-Accord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8.55cm" svg:height="3cm" svg:x="2.7cm" svg:y="17.75cm"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5cm" svg:height="1.25cm" svg:x="15.5cm" svg:y="17.5cm">
          <text:p text:style-name="P2"><text:span text:style-name="T1">Ion-But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5cm" svg:height="1.25cm" svg:x="7.251cm" svg:y="1.5cm">
          <text:p text:style-name="P2"><text:span text:style-name="T1">Ion-Title</text:span><text:span text:style-name="T1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6.001cm" svg:y1="4.5cm" svg:x2="8.501cm" svg:y2="2.75cm">
          <text:p/>
        </draw:line>
        <draw:custom-shape draw:style-name="gr2" draw:text-style-name="P3" draw:layer="layout" svg:width="4.25cm" svg:height="1.25cm" svg:x="15.5cm" svg:y="19.25cm">
          <text:p text:style-name="P2"><text:span text:style-name="T1">Ion-Im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8.55cm" svg:height="3cm" svg:x="2.7cm" svg:y="1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4.25cm" svg:height="0.75cm" svg:x="2.75cm" svg:y="20cm">
          <text:p text:style-name="P2"><text:span text:style-name="T1">Compon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4.25cm" svg:height="0.75cm" svg:x="2.75cm" svg:y="16.5cm">
          <text:p text:style-name="P2"><text:span text:style-name="T1">Compon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5.25cm" svg:y1="16cm" svg:x2="15.5cm" svg:y2="19.75cm">
          <text:p/>
        </draw:line>
        <draw:line draw:style-name="gr3" draw:text-style-name="P4" draw:layer="layout" svg:x1="3.5cm" svg:y1="14.75cm" svg:x2="15.5cm" svg:y2="18.25cm">
          <text:p/>
        </draw:line>
        <draw:line draw:style-name="gr3" draw:text-style-name="P4" draw:layer="layout" svg:x1="10.75cm" svg:y1="16cm" svg:x2="15.25cm" svg:y2="16.5cm">
          <text:p/>
        </draw:line>
        <draw:custom-shape draw:style-name="gr10" draw:text-style-name="P9" draw:layer="layout" svg:width="4.25cm" svg:height="0.75cm" svg:x="2cm" svg:y="5.25cm">
          <text:p text:style-name="P2"><text:span text:style-name="T1">Component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Predeterminado">
        <draw:frame draw:style-name="gr1" draw:text-style-name="P1" draw:layer="layout" svg:width="11.5cm" svg:height="22.5cm" svg:x="1.25cm" svg:y="3.75cm">
          <draw:image xlink:href="Pictures/100000000000018800000308113E4946D8D0E249.jpg" xlink:type="simple" xlink:show="embed" xlink:actuate="onLoad" draw:mime-type="image/jpeg">
            <text:p/>
          </draw:image>
        </draw:frame>
        <draw:custom-shape draw:style-name="gr2" draw:text-style-name="P3" draw:layer="layout" svg:width="4.25cm" svg:height="1.25cm" svg:x="15.25cm" svg:y="5.5cm">
          <text:p text:style-name="P2"><text:span text:style-name="T1">Ion-Title</text:span><text:span text:style-name="T1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7.5cm" svg:y1="7.75cm" svg:x2="15.25cm" svg:y2="6cm">
          <text:p/>
        </draw:line>
        <draw:custom-shape draw:style-name="gr2" draw:text-style-name="P3" draw:layer="layout" svg:width="4.25cm" svg:height="1.25cm" svg:x="15.25cm" svg:y="12.5cm">
          <text:p text:style-name="P2"><text:span text:style-name="T1">Ion-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0.75cm" svg:y1="15cm" svg:x2="15.25cm" svg:y2="13.25cm">
          <text:p/>
        </draw:line>
        <draw:line draw:style-name="gr3" draw:text-style-name="P4" draw:layer="layout" svg:x1="10.75cm" svg:y1="16.75cm" svg:x2="15.25cm" svg:y2="17.25cm">
          <text:p/>
        </draw:line>
        <draw:custom-shape draw:style-name="gr2" draw:text-style-name="P3" draw:layer="layout" svg:width="4.25cm" svg:height="1.25cm" svg:x="15.25cm" svg:y="16.5cm">
          <text:p text:style-name="P2"><text:span text:style-name="T1">Ion-But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4.5cm" svg:height="1.25cm" svg:x="15cm" svg:y="18.5cm">
          <text:p text:style-name="P2"><text:span text:style-name="T1">Ion-Check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8.5cm" svg:y1="19.75cm" svg:x2="15cm" svg:y2="19.25cm">
          <text:p/>
        </draw:line>
        <draw:line draw:style-name="gr3" draw:text-style-name="P4" draw:layer="layout" svg:x1="10.6cm" svg:y1="22cm" svg:x2="15.25cm" svg:y2="22.5cm">
          <text:p/>
        </draw:line>
        <draw:custom-shape draw:style-name="gr2" draw:text-style-name="P3" draw:layer="layout" svg:width="4.25cm" svg:height="1.25cm" svg:x="15.25cm" svg:y="21.75cm">
          <text:p text:style-name="P2"><text:span text:style-name="T1">Ion-But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0.75cm" svg:y1="12.5cm" svg:x2="15.275cm" svg:y2="13.249cm">
          <text:p/>
        </draw:line>
      </draw:page>
      <draw:page draw:name="page4" draw:style-name="dp1" draw:master-page-name="Predeterminado">
        <draw:frame draw:style-name="gr1" draw:text-style-name="P1" draw:layer="layout" svg:width="10.979cm" svg:height="22.568cm" svg:x="1.521cm" svg:y="3.5cm">
          <draw:image xlink:href="Pictures/100000000000019F000003554EA167FBF589DCCC.jpg" xlink:type="simple" xlink:show="embed" xlink:actuate="onLoad" draw:mime-type="image/jpeg">
            <text:p/>
          </draw:image>
        </draw:frame>
        <draw:custom-shape draw:style-name="gr2" draw:text-style-name="P3" draw:layer="layout" svg:width="4.25cm" svg:height="1.25cm" svg:x="15.501cm" svg:y="4.252cm">
          <text:p text:style-name="P2"><text:span text:style-name="T1">Ion-Nav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001cm" svg:y1="4.752cm" svg:x2="15.501cm" svg:y2="4.752cm">
          <text:p/>
        </draw:line>
        <draw:custom-shape draw:style-name="gr11" draw:text-style-name="P5" draw:layer="layout" svg:width="10.25cm" svg:height="2.3cm" svg:x="1.751cm" svg:y="3.80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699.0873533246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3" draw:layer="layout" svg:width="4.25cm" svg:height="1.25cm" svg:x="15.502cm" svg:y="7.352cm">
          <text:p text:style-name="P2"><text:span text:style-name="T1">Ion-Button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252cm" svg:y1="5.002cm" svg:x2="15.502cm" svg:y2="8.002cm">
          <text:p/>
        </draw:line>
        <draw:line draw:style-name="gr3" draw:text-style-name="P4" draw:layer="layout" svg:x1="10.502cm" svg:y1="7.002cm" svg:x2="15.502cm" svg:y2="8.002cm">
          <text:p/>
        </draw:line>
        <draw:custom-shape draw:style-name="gr2" draw:text-style-name="P3" draw:layer="layout" svg:width="4.25cm" svg:height="1.25cm" svg:x="7.252cm" svg:y="1.501cm">
          <text:p text:style-name="P2"><text:span text:style-name="T1">Ion-Title</text:span><text:span text:style-name="T1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6.002cm" svg:y1="4.501cm" svg:x2="8.502cm" svg:y2="2.751cm">
          <text:p/>
        </draw:line>
        <draw:custom-shape draw:style-name="gr2" draw:text-style-name="P3" draw:layer="layout" svg:width="4.25cm" svg:height="1.25cm" svg:x="15.501cm" svg:y="10.831cm">
          <text:p text:style-name="P2"><text:span text:style-name="T1">swipperJS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001cm" svg:y1="12.331cm" svg:x2="15.501cm" svg:y2="11.581cm">
          <text:p/>
        </draw:line>
        <draw:custom-shape draw:style-name="gr4" draw:text-style-name="P3" draw:layer="layout" svg:width="4.5cm" svg:height="1.25cm" svg:x="15.25cm" svg:y="16.437cm">
          <text:p text:style-name="P2"><text:span text:style-name="T1">Ion-Textarea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9.25cm" svg:height="5.113cm" svg:x="2.2cm" svg:y="14.13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90.819850936193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4" draw:layer="layout" svg:x1="11.25cm" svg:y1="16.187cm" svg:x2="15.25cm" svg:y2="17.187cm">
          <text:p/>
        </draw:line>
        <draw:custom-shape draw:style-name="gr4" draw:text-style-name="P3" draw:layer="layout" svg:width="4.5cm" svg:height="1.25cm" svg:x="15.25cm" svg:y="21.75cm">
          <text:p text:style-name="P2"><text:span text:style-name="T1">Ionic Maps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25cm" svg:y1="21.5cm" svg:x2="15.25cm" svg:y2="22.5cm">
          <text:p/>
        </draw:line>
        <draw:custom-shape draw:style-name="gr18" draw:text-style-name="P8" draw:layer="layout" svg:width="6.255cm" svg:height="1.002cm" draw:transform="rotate (0.152716309549504) translate (10.826cm 25.156cm)">
          <text:p text:style-name="P7"><text:span text:style-name="T1">Ion-Infinitescroll</text:span></text:p>
          <draw:enhanced-geometry svg:viewBox="0 0 21600 21600" draw:mirror-horizontal="true" draw:text-areas="0 0 21600 21600" draw:type="pentagon-right" draw:modifiers="18361.381074168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6" draw:layer="layout" svg:width="9.8cm" svg:height="2cm" svg:x="1.9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4.25cm" svg:height="0.75cm" svg:x="2cm" svg:y="5.25cm">
          <text:p text:style-name="P2"><text:span text:style-name="T1">Component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Predeterminado">
        <draw:frame draw:style-name="gr1" draw:text-style-name="P1" draw:layer="layout" svg:width="11.27cm" svg:height="22.515cm" svg:x="1.4cm" svg:y="3.535cm">
          <draw:image xlink:href="Pictures/10000000000001AA00000353017065ADADA6CA5B.jpg" xlink:type="simple" xlink:show="embed" xlink:actuate="onLoad" draw:mime-type="image/jpeg">
            <text:p/>
          </draw:image>
        </draw:frame>
        <draw:custom-shape draw:style-name="gr2" draw:text-style-name="P3" draw:layer="layout" svg:width="4.25cm" svg:height="1.25cm" svg:x="15.502cm" svg:y="4.053cm">
          <text:p text:style-name="P2"><text:span text:style-name="T1">Ion-Nav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cm" svg:y1="4.7cm" svg:x2="15.5cm" svg:y2="4.7cm">
          <text:p/>
        </draw:line>
        <draw:custom-shape draw:style-name="gr11" draw:text-style-name="P5" draw:layer="layout" svg:width="10.25cm" svg:height="2.3cm" svg:x="1.752cm" svg:y="3.70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332.9856584093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3" draw:layer="layout" svg:width="4.25cm" svg:height="1.25cm" svg:x="15.5cm" svg:y="5.8cm">
          <text:p text:style-name="P2"><text:span text:style-name="T1">Ion-Button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253cm" svg:y1="5.3cm" svg:x2="15.5cm" svg:y2="6.3cm">
          <text:p/>
        </draw:line>
        <draw:custom-shape draw:style-name="gr2" draw:text-style-name="P3" draw:layer="layout" svg:width="4.25cm" svg:height="1.25cm" svg:x="7.25cm" svg:y="1.8cm">
          <text:p text:style-name="P2"><text:span text:style-name="T1">Ion-Title</text:span><text:span text:style-name="T1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4.25cm" svg:y1="4.548cm" svg:x2="8.75cm" svg:y2="3.05cm">
          <text:p/>
        </draw:line>
        <draw:custom-shape draw:style-name="gr4" draw:text-style-name="P3" draw:layer="layout" svg:width="4.5cm" svg:height="1.25cm" svg:x="14cm" svg:y="2.05cm">
          <text:p text:style-name="P2"><text:span text:style-name="T1">Ion-search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8.25cm" svg:y1="4.55cm" svg:x2="14cm" svg:y2="2.8cm">
          <text:p/>
        </draw:line>
        <draw:custom-shape draw:style-name="gr4" draw:text-style-name="P3" draw:layer="layout" svg:width="4.5cm" svg:height="1.25cm" svg:x="15.25cm" svg:y="10.05cm">
          <text:p text:style-name="P2"><text:span text:style-name="T1">Ion-Accord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0.25cm" svg:height="1.5cm" svg:x="1.75cm" svg:y="6.0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279.1366906474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3" draw:layer="layout" svg:width="4.5cm" svg:height="1.25cm" svg:x="15.25cm" svg:y="8.3cm">
          <text:p text:style-name="P2"><text:span text:style-name="T1">Ion-Toolbar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cm" svg:y1="7.05cm" svg:x2="15.275cm" svg:y2="10.575cm">
          <text:p/>
        </draw:line>
        <draw:line draw:style-name="gr3" draw:text-style-name="P4" draw:layer="layout" svg:x1="12cm" svg:y1="6.8cm" svg:x2="15.25cm" svg:y2="9.05cm">
          <text:p/>
        </draw:line>
        <draw:custom-shape draw:style-name="gr20" draw:text-style-name="P5" draw:layer="layout" svg:width="4.5cm" svg:height="6cm" svg:x="2.25cm" svg:y="14.5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38.57228554289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3" draw:layer="layout" svg:width="4.25cm" svg:height="1.25cm" svg:x="15.25cm" svg:y="17.05cm">
          <text:p text:style-name="P2"><text:span text:style-name="T1">Ion-Button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25cm" svg:y1="7.05cm" svg:x2="15.25cm" svg:y2="10.55cm">
          <text:p/>
        </draw:line>
        <draw:line draw:style-name="gr3" draw:text-style-name="P4" draw:layer="layout" svg:x1="6.25cm" svg:y1="15.05cm" svg:x2="15.25cm" svg:y2="17.8cm">
          <text:p/>
        </draw:line>
        <draw:custom-shape draw:style-name="gr2" draw:text-style-name="P3" draw:layer="layout" svg:width="4.25cm" svg:height="1.25cm" svg:x="15.25cm" svg:y="18.8cm">
          <text:p text:style-name="P2"><text:span text:style-name="T1">Ion-Nav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75cm" svg:y1="17.55cm" svg:x2="15.275cm" svg:y2="19.55cm">
          <text:p/>
        </draw:line>
        <draw:custom-shape draw:style-name="gr21" draw:text-style-name="P11" draw:layer="layout" svg:width="4.5cm" svg:height="1.25cm" svg:x="15cm" svg:y="20.55cm">
          <text:p text:style-name="P10"><text:span text:style-name="T2">Ion-</text:span><text:span text:style-name="T1">Accordion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25cm" svg:y1="19.8cm" svg:x2="15cm" svg:y2="21.3cm">
          <text:p/>
        </draw:line>
        <draw:custom-shape draw:style-name="gr22" draw:text-style-name="P8" draw:layer="layout" svg:width="6.255cm" svg:height="1.002cm" draw:transform="rotate (0.152716309549504) translate (10.864cm 25.228cm)">
          <text:p text:style-name="P7"><text:span text:style-name="T1">Ion-Infinitescroll</text:span></text:p>
          <draw:enhanced-geometry svg:viewBox="0 0 21600 21600" draw:mirror-horizontal="true" draw:text-areas="0 0 21600 21600" draw:type="pentagon-right" draw:modifiers="18361.381074168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</draw:page>
      <draw:page draw:name="page6" draw:style-name="dp1" draw:master-page-name="Predeterminado">
        <draw:frame draw:style-name="gr1" draw:text-style-name="P1" draw:layer="layout" svg:width="11.138cm" svg:height="22.515cm" svg:x="1.362cm" svg:y="3.635cm">
          <draw:image xlink:href="Pictures/10000000000001A5000003537938ADF6C5B208A2.jpg" xlink:type="simple" xlink:show="embed" xlink:actuate="onLoad" draw:mime-type="image/jpeg">
            <text:p/>
          </draw:image>
        </draw:frame>
        <draw:custom-shape draw:style-name="gr2" draw:text-style-name="P3" draw:layer="layout" svg:width="4.25cm" svg:height="1.25cm" svg:x="15.502cm" svg:y="4.154cm">
          <text:p text:style-name="P2"><text:span text:style-name="T1">Ion-Nav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cm" svg:y1="4.801cm" svg:x2="15.5cm" svg:y2="4.801cm">
          <text:p/>
        </draw:line>
        <draw:custom-shape draw:style-name="gr23" draw:text-style-name="P5" draw:layer="layout" svg:width="10.25cm" svg:height="2.3cm" svg:x="1.752cm" svg:y="3.80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332.9856584093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3" draw:layer="layout" svg:width="4.25cm" svg:height="1.25cm" svg:x="7.25cm" svg:y="1.901cm">
          <text:p text:style-name="P2"><text:span text:style-name="T1">Ion-Title</text:span><text:span text:style-name="T1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4.25cm" svg:y1="4.649cm" svg:x2="8.75cm" svg:y2="3.151cm">
          <text:p/>
        </draw:line>
        <draw:custom-shape draw:style-name="gr4" draw:text-style-name="P3" draw:layer="layout" svg:width="4.5cm" svg:height="1.25cm" svg:x="14cm" svg:y="2.151cm">
          <text:p text:style-name="P2"><text:span text:style-name="T1">Ion-search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8.25cm" svg:y1="4.651cm" svg:x2="14cm" svg:y2="2.901cm">
          <text:p/>
        </draw:line>
        <draw:custom-shape draw:style-name="gr24" draw:text-style-name="P8" draw:layer="layout" svg:width="6.255cm" svg:height="1.002cm" draw:transform="rotate (0.152716309549504) translate (10.864cm 25.228cm)">
          <text:p text:style-name="P7"><text:span text:style-name="T1">Ion-Infinitescroll</text:span></text:p>
          <draw:enhanced-geometry svg:viewBox="0 0 21600 21600" draw:mirror-horizontal="true" draw:text-areas="0 0 21600 21600" draw:type="pentagon-right" draw:modifiers="18361.381074168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4.25cm" svg:height="1.25cm" svg:x="15.5cm" svg:y="9cm">
          <text:p text:style-name="P2"><text:span text:style-name="T1">Ion-Nav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75cm" svg:y1="9.75cm" svg:x2="15.5cm" svg:y2="9.75cm">
          <text:p/>
        </draw:line>
        <draw:custom-shape draw:style-name="gr2" draw:text-style-name="P3" draw:layer="layout" svg:width="4.25cm" svg:height="1.25cm" svg:x="15.5cm" svg:y="15.75cm">
          <text:p text:style-name="P2"><text:span text:style-name="T1">Ion-Texare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5cm" svg:y1="16cm" svg:x2="15.5cm" svg:y2="16.5cm">
          <text:p/>
        </draw:line>
        <draw:custom-shape draw:style-name="gr25" draw:text-style-name="P5" draw:layer="layout" svg:width="9.25cm" svg:height="3.363cm" svg:x="2.201cm" svg:y="14.13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66.82520808561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3" draw:layer="layout" svg:width="4.25cm" svg:height="1.25cm" svg:x="15.5cm" svg:y="17.5cm">
          <text:p text:style-name="P2"><text:span text:style-name="T1">Ion-c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1.5cm" svg:y1="19.613cm" svg:x2="15.5cm" svg:y2="18.25cm">
          <text:p/>
        </draw:line>
        <draw:custom-shape draw:style-name="gr26" draw:text-style-name="P5" draw:layer="layout" svg:width="8.951cm" svg:height="3.363cm" svg:x="2.5cm" svg:y="17.75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66.82520808561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3" draw:layer="layout" svg:width="4.25cm" svg:height="1.25cm" svg:x="14cm" svg:y="22.5cm">
          <text:p text:style-name="P2"><text:span text:style-name="T1">Ion-Texare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4.5cm" svg:y1="20cm" svg:x2="14cm" svg:y2="23.25cm">
          <text:p/>
        </draw:line>
        <draw:custom-shape draw:style-name="gr2" draw:text-style-name="P3" draw:layer="layout" svg:width="4.25cm" svg:height="1.25cm" svg:x="14cm" svg:y="20.75cm">
          <text:p text:style-name="P2"><text:span text:style-name="T1">Ion-Texare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9.5cm" svg:y1="20.25cm" svg:x2="14cm" svg:y2="21.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_32_0_20_Percent" draw:display-name="20 Percent" xlink:href="Pictures/10000000000000080000000887C05127A4C29124.png" xlink:type="simple" xlink:show="embed" xlink:actuate="onLoad"/>
    <draw:marker draw:name="Arrow" svg:viewBox="0 0 20 30" svg:d="M10 0l-10 30h20z"/>
    <draw:marker draw:name="Puntas_20_de_20_flecha_20_1" draw:display-name="Puntas de flech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3-13T17:29:43.316000000</dc:date>
    <meta:editing-duration>PT2H15M33S</meta:editing-duration>
    <meta:editing-cycles>19</meta:editing-cycles>
    <meta:generator>LibreOffice/7.1.2.2$Windows_X86_64 LibreOffice_project/8a45595d069ef5570103caea1b71cc9d82b2aae4</meta:generator>
    <meta:document-statistic meta:object-count="127"/>
  </office:meta>
</office:document-meta>
</file>